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MISSÃO:</text:p>
      <text:p text:style-name="Normal">Auxiliar novos caminhoneiros a não terem problemas com suas rotas e viagens.</text:p>
      <text:p text:style-name="Normal">VISÃO:</text:p>
      <text:p text:style-name="Normal">Se tornar uma ferramenta e navegação indispensável para todos os caminhoneiros.</text:p>
      <text:p text:style-name="Normal">VALORES:</text:p>
      <text:p text:style-name="Normal">Ser um aplicativo capaz de auxiliar a todos os motoristas de veículos grandes com informações de rotas em tempo real, além de proporcionar uma interface simples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15%" fo:background-color="transparent" style:tab-stop-distance="0.4916in"/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ICON SOUZA DE SA</meta:initial-creator>
    <dc:creator>GABRIEL MARTINEZ</dc:creator>
    <meta:creation-date>2025-09-01T17:21:00Z</meta:creation-date>
    <dc:date>2025-09-01T22:30:00Z</dc:date>
    <meta:template xlink:href="Normal" xlink:type="simple"/>
    <meta:editing-cycles>2</meta:editing-cycles>
    <meta:editing-duration>PT180S</meta:editing-duration>
    <meta:document-statistic meta:page-count="1" meta:paragraph-count="1" meta:word-count="53" meta:character-count="342" meta:row-count="2" meta:non-whitespace-character-count="290"/>
  </office:meta>
</office:document-meta>
</file>